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Joscha Frisch</text:span></text:p>
      <text:p text:style-name="P3"><text:tab/><text:tab/></text:p>
      <text:p text:style-name="P2"><text:span text:style-name="Highlighted_20_with_20_gray_20_Char"><text:span text:style-name="T4">In voluptas autem molestiae ut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331ebfe2-b49d-401b-a99a-b3c04635de81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91835174-9fb2-4d22-9b11-e473ee4cca25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835f111b-cae5-46ea-887e-7658e4a73498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abby@price-ankunding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